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70d25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70d25"/>
    </style:style>
    <style:style style:name="P3" style:family="paragraph" style:parent-style-name="Standard_20__28_user_29_">
      <style:paragraph-properties fo:line-height="150%" fo:text-align="justify" style:justify-single-word="false"/>
      <style:text-properties fo:font-size="14pt" fo:font-weight="normal" officeooo:rsid="00070d25" officeooo:paragraph-rsid="00070d25" style:font-size-asian="14pt" style:font-weight-asian="normal" style:font-size-complex="14pt" style:font-weight-complex="normal"/>
    </style:style>
    <style:style style:name="P4" style:family="paragraph" style:parent-style-name="Standard_20__28_user_29_">
      <loext:graphic-properties draw:fill-gradient-name="gradient" draw:fill-hatch-name="hatch"/>
      <style:paragraph-properties fo:line-height="150%" fo:text-align="justify" style:justify-single-word="false"/>
      <style:text-properties fo:font-size="14pt" fo:font-weight="normal" officeooo:rsid="00077edd" officeooo:paragraph-rsid="0009597d" style:font-size-asian="14pt" style:font-weight-asian="normal" style:font-size-complex="14pt" style:font-weight-complex="normal"/>
    </style:style>
    <style:style style:name="P5" style:family="paragraph" style:parent-style-name="Standard_20__28_user_29_">
      <style:paragraph-properties fo:line-height="150%" fo:text-align="justify" style:justify-single-word="false"/>
      <style:text-properties fo:font-size="14pt" fo:font-weight="bold" officeooo:rsid="00077edd" officeooo:paragraph-rsid="00077edd" style:font-size-asian="14pt" style:font-weight-asian="bold" style:font-size-complex="14pt" style:font-weight-complex="bold"/>
    </style:style>
    <style:style style:name="P6" style:family="paragraph" style:parent-style-name="Standard_20__28_user_29_">
      <style:paragraph-properties fo:line-height="150%" fo:text-align="justify" style:justify-single-word="false"/>
      <style:text-properties officeooo:paragraph-rsid="0009597d"/>
    </style:style>
    <style:style style:name="P7" style:family="paragraph" style:parent-style-name="Standard_20__28_user_29_">
      <style:paragraph-properties fo:line-height="150%" fo:text-align="justify" style:justify-single-word="false"/>
      <style:text-properties officeooo:rsid="0014f612" officeooo:paragraph-rsid="0009597d"/>
    </style:style>
    <style:style style:name="P8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size="14pt" officeooo:paragraph-rsid="0009597d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000000"/>
    </style:style>
    <style:style style:name="T1" style:family="text">
      <style:text-properties officeooo:rsid="00070d25"/>
    </style:style>
    <style:style style:name="T2" style:family="text">
      <style:text-properties fo:font-size="14pt" fo:language="ru" fo:country="RU" style:font-size-asian="14pt" style:language-asian="zh" style:country-asian="CN" style:font-size-complex="14pt" style:language-complex="hi" style:country-complex="IN"/>
    </style:style>
    <style:style style:name="T3" style:family="text">
      <style:text-properties fo:font-size="14pt" fo:language="ru" fo:country="RU" officeooo:rsid="00070d25" style:font-size-asian="14pt" style:language-asian="zh" style:country-asian="CN" style:font-size-complex="14pt" style:language-complex="hi" style:country-complex="IN"/>
    </style:style>
    <style:style style:name="T4" style:family="text">
      <style:text-properties fo:font-size="14pt" fo:language="ru" fo:country="RU" officeooo:rsid="0014f612" style:font-size-asian="14pt" style:language-asian="zh" style:country-asian="CN" style:font-size-complex="14pt" style:language-complex="hi" style:country-complex="IN"/>
    </style:style>
    <style:style style:name="T5" style:family="text">
      <style:text-properties fo:font-size="14pt" fo:language="ru" fo:country="RU" fo:font-weight="normal" officeooo:rsid="00077edd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language="ru" fo:country="RU" style:language-asian="zh" style:country-asian="CN" style:language-complex="hi" style:country-complex="IN"/>
    </style:style>
    <style:style style:name="T8" style:family="text">
      <style:text-properties fo:language="ru" fo:country="RU" fo:font-weight="normal" officeooo:rsid="00077edd" style:language-asian="zh" style:country-asian="CN" style:font-weight-asian="normal" style:language-complex="hi" style:country-complex="IN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98b36" style:font-weight-asian="normal" style:font-weight-complex="normal"/>
    </style:style>
    <style:style style:name="gr1" style:family="graphic">
      <style:graphic-properties draw:stroke="none" svg:stroke-color="#000000" draw:fill="none" draw:fill-color="#ffffff" fo:min-height="1.2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3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-color="#000000" draw:textarea-horizontal-align="justify" draw:textarea-vertical-align="middle" draw:auto-grow-height="false" fo:min-height="0.0929in" fo:min-width="0.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874in" fo:min-width="0.1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929in" fo:min-width="1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0071in" fo:min-width="2.33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ма дипломного проекта: «</text:span>Разработка программы удаленной настройки и контроля параметров управляющей аппаратуры вагонных замедлителей типа ВУПЗ-15Э<text:span text:style-name="T1">» </text:span></text:p>
      <text:p text:style-name="P1"/>
      <text:p text:style-name="P2"><text:span text:style-name="T2"><text:tab/>В данный момент <text:s/>для настройки и контроля за состоянием замедлителей на четвертой сортировочной горке станции Санкт-Петербург сортировочный московский, сотрудникам бригады </text:span><text:span text:style-name="T3">автоматической регулировки скорости (АРС)</text:span><text:span text:style-name="T2"> необходимо вмешиваться в работу устройства, и при этом находится в непосредственной близости с проходящими отцепами. Данная процедура подвергает сотрудников опасности и в случае нарушения технологии проведения работ может привести к опасным последствиям. </text:span></text:p>
      <text:p text:style-name="P3"><text:span text:style-name="T7"><text:tab/>Для исключения подобных ситуаций сотрудниками четвертой горки было выдвинуто предложение разработать программный продукт (ПП) в качестве дополнения к действующему автоматизированному рабочему месту (АРМ) механиков АРС, чтобы иметь возможность с поста централизации контролировать состояние замедлителей и при необходимости настраивать параметры замедлителей. </text:span></text:p>
      <text:p text:style-name="P3"><text:span text:style-name="T7"><text:tab/>Основными требованиями к ПП являются: реализация с использованием оконных интерфейсов, кросплатформенность, реализация интерфейсов в соответствии с руководствами ОАО «РЖД», масштабируемость. </text:span></text:p>
      <text:p text:style-name="P3"><draw:custom-shape text:anchor-type="paragraph" draw:z-index="0" draw:name="Фигура 1" draw:style-name="gr6" svg:width="2.3378in" svg:height="1.0071in" svg:x="0.0307in" svg:y="0.5165in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Фигура 2" draw:style-name="gr6" svg:width="2.3378in" svg:height="1.0071in" svg:x="3.8366in" svg:y="0.5165in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Фигура 3" draw:style-name="gr6" svg:width="2.3378in" svg:height="1.0071in" svg:x="0.0307in" svg:y="2.3543in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Фигура 4" draw:style-name="gr6" svg:width="2.3378in" svg:height="1.0071in" svg:x="3.8366in" svg:y="2.3543in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Фигура 5" draw:style-name="gr5" svg:width="1.2268in" svg:height="0.1858in" svg:x="2.5307in" svg:y="0.92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Фигура 6" draw:style-name="gr5" svg:width="1.2268in" svg:height="0.1858in" svg:x="2.5307in" svg:y="2.766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Фигура 7" draw:style-name="gr4" svg:width="0.2433in" svg:height="0.6713in" svg:x="4.9264in" svg:y="1.57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 9" draw:style-name="gr3" draw:text-style-name="P14" svg:width="0.6287in" svg:height="0.185in" svg:x="-0.6453in" svg:y="0.955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Фигура 10" draw:style-name="gr3" draw:text-style-name="P14" svg:width="0.6287in" svg:height="0.185in" svg:x="6.311in" svg:y="2.79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name="Врезка 1" draw:style-name="gr2" draw:text-style-name="P13" svg:width="1.528in" svg:height="0.5323in" svg:x="0.4126in" svg:y="0.7791in"><draw:text-box><text:p text:style-name="P12">Модуль приема и обработки сигналов</text:p></draw:text-box></draw:frame><draw:frame text:anchor-type="paragraph" draw:z-index="10" draw:name="Врезка 2" draw:style-name="gr2" draw:text-style-name="P13" svg:width="1.528in" svg:height="0.576in" svg:x="4.2575in" svg:y="0.7209in"><draw:text-box><text:p text:style-name="P12">Модуль межпроцесного взаимодействия</text:p></draw:text-box></draw:frame><draw:frame text:anchor-type="paragraph" draw:z-index="11" draw:name="Врезка 3" draw:style-name="gr2" draw:text-style-name="P13" svg:width="1.528in" svg:height="0.5323in" svg:x="0.4126in" svg:y="2.6165in"><draw:text-box><text:p text:style-name="P12">Конфигурация тормозной позиции</text:p></draw:text-box></draw:frame><draw:frame text:anchor-type="paragraph" draw:z-index="12" draw:name="Врезка 4" draw:style-name="gr2" draw:text-style-name="P13" svg:width="1.528in" svg:height="0.5323in" svg:x="4.2189in" svg:y="2.748in"><draw:text-box><text:p text:style-name="P12">Модуль отображения</text:p></draw:text-box></draw:frame><draw:frame text:anchor-type="paragraph" draw:z-index="13" draw:name="Врезка 5" draw:style-name="gr1" draw:text-style-name="P11" svg:width="0.7524in" svg:height="1.2732in" svg:x="-0.5602in" svg:y="0.7583in"><draw:text-box><text:p>ПОЛЕ</text:p></draw:text-box></draw:frame><draw:frame text:anchor-type="paragraph" draw:z-index="14" draw:name="Врезка 6" draw:style-name="gr1" draw:text-style-name="P11" svg:width="0.6598in" svg:height="1.2732in" svg:x="6.3965in" svg:y="2.6543in"><draw:text-box><text:p>АРМ</text:p></draw:text-box></draw:frame><text:span text:style-name="T7"><text:tab/>Структура ПП следующая: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5"><text:soft-page-break/><text:span text:style-name="T7">Состав дипломного проекта:</text:span></text:p>
      <text:p text:style-name="P9"><text:span text:style-name="T8"><text:tab/>В разделе "Сортировочные станции и системы" описывается понятие сортировочной станции, технология ее работы, системы ГАЦ и АРС, вагонные замедлители, а также приводится описание четвертой сортировочной горки станции </text:span><text:span text:style-name="T7">станции Санкт-Петербург Сортировочный Московский</text:span><text:span text:style-name="T8">.</text:span></text:p>
      <text:p text:style-name="P8"><text:tab/>В разделе "Воздухосборник с электронной управляющей аппаратурой ВУПЗ-15Э" представлено описание устройства воздухозаборника, блока коммутации, блока клапанов и блока управления клапанами. Также описывается протокол взаимодействия с блоком управляющей аппаратуры по каналу RS-485.</text:p>
      <text:p text:style-name="P9"><text:span text:style-name="T9"><text:tab/>В разделе "Разработка программы удаленного контроля и настройки блока управления клапанов ВУПз-15Э" описываются основы проектирования автоматизированных рабочих мест, выбор технологического стека для разработки, протокол взаимодействия, описание графического интерфейса и процесс пуско-наладки программы в условиях четвертой сортировочной горки станции </text:span>станции Санкт-Петербург Сортировочный Московский<text:span text:style-name="T9">.</text:span></text:p>
      <text:p text:style-name="P9"><text:span text:style-name="T9"><text:tab/>«Основы проектирования автоматизированных рабочих мест» включа</text:span><text:span text:style-name="T10">ет</text:span><text:span text:style-name="T9"> в себя описание требований к программе, которую необходимо разработать, и проектирование интерфейса пользователя. </text:span></text:p>
      <text:p text:style-name="P10"><text:tab/>Для реализации данной задачи был выбран язык программирования Python. Python - высокоуровневый язык программирования с открытым исходным кодом, который позволяет легко и быстро разрабатывать программы. Библиотека Dear PyGUI была выбрана как инструмент для разработки графического интерфейса пользователя. Она позволяет быстро создавать кроссплатформенные GUI-приложения с использованием Python.</text:p>
      <text:p text:style-name="P9"><text:span text:style-name="T9"><text:tab/>Программа была протестирована в условиях четвертой сортировочной горки станции Санкт-Петербург Сортировочный Московский. Процесс пуско-наладки программы включал в себя тестирование всех функций программы и проверку ее работоспособности в реальных условиях.</text:span></text:p>
      <text:p text:style-name="P6"><text:soft-page-break/><text:span text:style-name="T2">Введение</text:span></text:p>
      <text:p text:style-name="P6"><text:span text:style-name="T2">1. <text:s text:c="2"/>Соритровочные станции и системы</text:span></text:p>
      <text:p text:style-name="P6"><text:span text:style-name="T2"><text:tab/>1.1. Понятие сортировочной станции</text:span></text:p>
      <text:p text:style-name="P6"><text:span text:style-name="T2"><text:tab/>1.2. Технология работы сортировочной станции</text:span></text:p>
      <text:p text:style-name="P6"><text:span text:style-name="T2"><text:tab/>1.3. Ситсемы ГАЦ и АРС общие понятия</text:span></text:p>
      <text:p text:style-name="P6"><text:span text:style-name="T2"><text:tab/>1.4. Вагонные замедлители определение и классификация</text:span></text:p>
      <text:p text:style-name="P6"><text:span text:style-name="T2"><text:tab/>1.5. Четвертая сортировочная горка станции СПБ-СОРТ мск.</text:span></text:p>
      <text:p text:style-name="P6"><text:span text:style-name="T2"><text:tab/><text:tab/>1.5.1 БГАЦ</text:span></text:p>
      <text:p text:style-name="P6"><text:span text:style-name="T2"><text:tab/><text:tab/>1.5.2 АРС-ГТСС</text:span></text:p>
      <text:p text:style-name="P6"><text:span text:style-name="T2">2. <text:s text:c="2"/>Воздухосборник с электронной управляющей аппаратурой ВУПЗ-15Э</text:span></text:p>
      <text:p text:style-name="P6"><text:span text:style-name="T2"><text:tab/>2.1. Описание устройств воздухозаборника ВУПз-15Э</text:span></text:p>
      <text:p text:style-name="P6"><text:span text:style-name="T2"><text:tab/><text:tab/>2.1.1. Блок коммутации</text:span></text:p>
      <text:p text:style-name="P6"><text:span text:style-name="T2"><text:tab/><text:tab/>2.1.2. Блок клапанов</text:span></text:p>
      <text:p text:style-name="P6"><text:span text:style-name="T2"><text:tab/><text:tab/>2.1.3 Блок управления клапанами электрический</text:span></text:p>
      <text:p text:style-name="P6"><text:span text:style-name="T2"><text:tab/>2.2. Протокол взаимодействия с блоком управляющей аппаратуры по каналу RS-485</text:span></text:p>
      <text:p text:style-name="P6"><text:span text:style-name="T2">3. <text:s text:c="2"/>Разработка программы удаленного контроля и настройки блока управления клапанов ВУПз-15Э</text:span></text:p>
      <text:p text:style-name="P6"><text:span text:style-name="T2"><text:tab/>3.1. Основы проектирования автоматизированных рабочих мест</text:span></text:p>
      <text:p text:style-name="P6"><text:span text:style-name="T2"><text:tab/>3.2. Выбор технологического стека для разработки</text:span></text:p>
      <text:p text:style-name="P6"><text:span text:style-name="T2"><text:tab/>3.3 Описание протокола взаимодейтсвия</text:span></text:p>
      <text:p text:style-name="P6"><text:span text:style-name="T2"><text:tab/>3.4. Описание графического интерфейса</text:span></text:p>
      <text:p text:style-name="P6"><text:span text:style-name="T2"><text:tab/>3.5. Процесс пуско-наладки программы в условиях четвертой сортировочной горки станции санкт петербург <text:s/>сортировочный московский</text:span></text:p>
      <text:p text:style-name="P6"><text:span text:style-name="T4">4</text:span><text:span text:style-name="T2">. Экономи</text:span><text:span text:style-name="T4">ческая часть</text:span></text:p>
      <text:p text:style-name="P6"><text:span text:style-name="T4">5</text:span><text:span text:style-name="T2">. </text:span><text:span text:style-name="T4">Мероприятия по охране труда</text:span></text:p>
      <text:p text:style-name="P7"><text:span text:style-name="T2">6. Вывод</text:span></text:p>
      <text:p text:style-name="P4"><text:span text:style-name="T7">Приложения с интерфейсами и схемам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5:32:09.877264508</meta:creation-date>
    <meta:print-date>2023-04-26T16:07:24.228111678</meta:print-date>
    <dc:date>2023-04-26T16:09:46.140073884</dc:date>
    <meta:editing-duration>PT41S</meta:editing-duration>
    <meta:editing-cycles>1</meta:editing-cycles>
    <meta:document-statistic meta:table-count="0" meta:image-count="0" meta:object-count="0" meta:page-count="3" meta:paragraph-count="37" meta:word-count="468" meta:character-count="4088" meta:non-whitespace-character-count="3612"/>
    <meta:generator>LibreOffice/7.3.7.2$Linux_X86_64 LibreOffice_project/30$Build-2</meta:generator>
  </office:meta>
</office:document-meta>
</file>